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/>
      <style:text-properties officeooo:paragraph-rsid="00395877"/>
    </style:style>
    <style:style style:name="P2" style:family="paragraph" style:parent-style-name="Heading_20_3">
      <style:paragraph-properties fo:margin-top="0cm" fo:margin-bottom="0cm" style:contextual-spacing="false" fo:line-height="115%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ef082" officeooo:paragraph-rsid="001ef082" style:font-size-asian="12pt" style:font-weight-asian="normal" style:font-size-complex="12pt" style:font-weight-complex="normal" loext:padding="0cm" loext:border="none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officeooo:paragraph-rsid="00275b0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2f7b36" officeooo:paragraph-rsid="002f7b36" style:font-size-asian="12pt" style:font-weight-asian="normal" style:font-size-complex="12pt" style:font-weight-complex="normal" loext:padding="0cm" loext:border="none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1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31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2" style:family="paragraph" style:parent-style-name="Standard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Times New Roman" fo:font-size="12pt" fo:font-style="normal" fo:font-weight="normal" officeooo:rsid="00395877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loext:opacity="100%" style:font-name="Times New Roman" fo:font-size="12pt" fo:font-style="normal" fo:font-weight="normal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d761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2pt" fo:font-style="normal" fo:font-weight="normal" officeooo:rsid="00275b0e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75b0e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75b0e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275b0e" style:font-size-asian="12pt" style:font-weight-asian="normal" style:font-size-complex="12pt" style:font-weight-complex="normal" loext:padding="0cm" loext:border="none"/>
    </style:style>
    <style:style style:name="T9" style:family="text">
      <style:text-properties fo:language="ru" fo:country="RU" officeooo:rsid="002c9bda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85da7" style:font-size-asian="12pt" style:font-weight-asian="normal" style:font-size-complex="12pt" style:font-weight-complex="normal" loext:padding="0cm" loext:border="none"/>
    </style:style>
    <style:style style:name="T11" style:family="text">
      <style:text-properties fo:language="ru" fo:country="RU" officeooo:rsid="00325e78"/>
    </style:style>
    <style:style style:name="T12" style:family="text">
      <style:text-properties fo:font-variant="normal" fo:text-transform="none" fo:color="#000000" loext:opacity="100%" style:font-name="Times New Roman" fo:font-size="12pt" fo:font-style="normal" fo:font-weight="normal" officeooo:rsid="00355fa4" style:font-size-asian="12pt" style:font-weight-asian="normal" style:font-size-complex="12pt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Примерный план курса:</text:span></text:span></text:p>
      <text:h text:style-name="P2" text:outline-level="3"><text:span text:style-name="Strong_20_Emphasis"><text:span text:style-name="T2">Урок 1 — Знакомство с Unity и первая переменная</text:span></text:span></text:h>
      <text:list text:style-name="L1">
        <text:list-item>
          <text:p text:style-name="P3">Интерфейс Unity</text:p>
        </text:list-item>
        <text:list-item>
          <text:p text:style-name="P4"><text:span text:style-name="T3">Создание скрипта, переменные (</text:span><text:span text:style-name="Source_20_Text"><text:span text:style-name="T4">Debug.Log(“Hello world”)</text:span></text:span><text:span text:style-name="T3">)</text:span></text:p>
        </text:list-item>
        <text:list-item>
          <text:p text:style-name="P3">Inspector как «панель настроек»</text:p>
        </text:list-item>
        <text:list-item>
          <text:p text:style-name="P5">Сцена</text:p>
        </text:list-item>
      </text:list>
      <text:h text:style-name="P6" text:outline-level="3"><text:span text:style-name="Strong_20_Emphasis"><text:span text:style-name="T2">Урок 2 — Движение игрока (WASD</text:span></text:span><text:span text:style-name="Strong_20_Emphasis"><text:span text:style-name="T5">)</text:span></text:span></text:h>
      <text:list text:style-name="L2">
        <text:list-item>
          <text:p text:style-name="P7"><text:span text:style-name="Source_20_Text"><text:span text:style-name="T3">Rigidbody2D</text:span></text:span><text:span text:style-name="T3"> + </text:span><text:span text:style-name="Source_20_Text"><text:span text:style-name="T3">Input.GetAxis</text:span></text:span></text:p>
        </text:list-item>
        <text:list-item>
          <text:p text:style-name="P8"><text:span text:style-name="Source_20_Text"><text:span text:style-name="T6">Функц</text:span></text:span><text:span text:style-name="Source_20_Text"><text:span text:style-name="T7">ии </text:span></text:span><text:span text:style-name="Source_20_Text"><text:span text:style-name="T8">Update</text:span></text:span></text:p>
        </text:list-item>
        <text:list-item>
          <text:p text:style-name="P7"><text:span text:style-name="T3">Переменная </text:span><text:span text:style-name="Source_20_Text"><text:span text:style-name="T3">speed</text:span></text:span></text:p>
        </text:list-item>
        <text:list-item>
          <text:p text:style-name="P9">Герой двигается по сцене</text:p>
        </text:list-item>
      </text:list>
      <text:h text:style-name="P6" text:outline-level="3"><text:span text:style-name="Strong_20_Emphasis"><text:span text:style-name="T2">Урок 3 — Препятствия и коллайдеры</text:span></text:span></text:h>
      <text:list text:style-name="L3">
        <text:list-item>
          <text:p text:style-name="P10">Создаём камни/деревья из кубов или заглушек</text:p>
        </text:list-item>
        <text:list-item>
          <text:p text:style-name="P11"><text:span text:style-name="T3">Добавляем </text:span><text:span text:style-name="Source_20_Text"><text:span text:style-name="T3">BoxCollider2D</text:span></text:span></text:p>
        </text:list-item>
        <text:list-item>
          <text:p text:style-name="P10">Тестируем: игрок не проходит сквозь препятствия</text:p>
        </text:list-item>
      </text:list>
      <text:h text:style-name="P6" text:outline-level="3"><text:span text:style-name="Strong_20_Emphasis"><text:span text:style-name="T2">Урок 4 — Aseprite: рисуем героя, монстра, камни</text:span></text:span></text:h>
      <text:list text:style-name="L4">
        <text:list-item>
          <text:p text:style-name="P12">Основы Aseprite</text:p>
          <text:list>
            <text:list-item>
              <text:p text:style-name="P12">Вампира (игрок)</text:p>
            </text:list-item>
            <text:list-item>
              <text:p text:style-name="P12">Монстра</text:p>
            </text:list-item>
            <text:list-item>
              <text:p text:style-name="P12">Камень / дерево (препятствие)</text:p>
            </text:list-item>
          </text:list>
        </text:list-item>
        <text:list-item>
          <text:p text:style-name="P12">Импорт в Unity</text:p>
        </text:list-item>
      </text:list>
      <text:h text:style-name="P6" text:outline-level="3"><text:span text:style-name="Strong_20_Emphasis"><text:span text:style-name="T2">Урок 5 — Стрельба по клику мыши (ЛКМ)</text:span></text:span></text:h>
      <text:list text:style-name="L5">
        <text:list-item>
          <text:p text:style-name="P13">Префаб<text:span text:style-name="T9">ы</text:span></text:p>
        </text:list-item>
        <text:list-item>
          <text:p text:style-name="P13">Направление к курсору</text:p>
        </text:list-item>
        <text:list-item>
          <text:p text:style-name="P14"><text:span text:style-name="T3">Функци</text:span><text:span text:style-name="Source_20_Text"><text:span text:style-name="T10">и</text:span></text:span></text:p>
        </text:list-item>
      </text:list>
      <text:h text:style-name="P6" text:outline-level="3"><text:span text:style-name="Strong_20_Emphasis"><text:span text:style-name="T2">Урок 6 — Мана и здоровье как ресурсы</text:span></text:span></text:h>
      <text:list text:style-name="L6">
        <text:list-item>
          <text:p text:style-name="P15"><text:span text:style-name="T3">Переменные </text:span><text:span text:style-name="Source_20_Text"><text:span text:style-name="T3">mana</text:span></text:span><text:span text:style-name="T3">, </text:span><text:span text:style-name="Source_20_Text"><text:span text:style-name="T3">health</text:span></text:span></text:p>
        </text:list-item>
        <text:list-item>
          <text:p text:style-name="P15"><text:span text:style-name="T3">Стрельба тратит ману (</text:span><text:span text:style-name="Source_20_Text"><text:span text:style-name="T3">if (mana &gt;= cost)</text:span></text:span><text:span text:style-name="T3">)</text:span></text:p>
        </text:list-item>
        <text:list-item>
          <text:p text:style-name="P16">Здоровье теряется при касании монстра (вручную имитируем)</text:p>
        </text:list-item>
      </text:list>
      <text:h text:style-name="P6" text:outline-level="3"><text:span text:style-name="Strong_20_Emphasis"><text:span text:style-name="T2">Урок 7 — UI: отображение HP и MP</text:span></text:span></text:h>
      <text:list text:style-name="L7">
        <text:list-item>
          <text:p text:style-name="P17">Canvas + Text или Slider</text:p>
        </text:list-item>
        <text:list-item>
          <text:p text:style-name="P18">UI</text:p>
        </text:list-item>
      </text:list>
      <text:h text:style-name="P6" text:outline-level="3"><text:span text:style-name="Strong_20_Emphasis"><text:span text:style-name="T2">Урок 8 — Подбор лута: капли маны и здоровья</text:span></text:span></text:h>
      <text:list text:style-name="L8">
        <text:list-item>
          <text:p text:style-name="P19">Префабы капель</text:p>
        </text:list-item>
        <text:list-item>
          <text:p text:style-name="P20"><text:span text:style-name="Source_20_Text"><text:span text:style-name="T3">OnTriggerEnter2D</text:span></text:span><text:span text:style-name="T3"> → восстановление ресурсов</text:span></text:p>
        </text:list-item>
      </text:list>
      <text:h text:style-name="P6" text:outline-level="3"><text:span text:style-name="Strong_20_Emphasis"><text:span text:style-name="T2">Урок 9 — Монстры: движение к игроку</text:span></text:span></text:h>
      <text:list text:style-name="L9">
        <text:list-item>
          <text:p text:style-name="P21"><text:span text:style-name="T3">Простой ИИ через </text:span><text:span text:style-name="Source_20_Text"><text:span text:style-name="T3">Vector2.MoveTowards</text:span></text:span></text:p>
        </text:list-item>
        <text:list-item>
          <text:p text:style-name="P21"><text:span text:style-name="T3">Тег </text:span><text:span text:style-name="Source_20_Text"><text:span text:style-name="T3">"Player"</text:span></text:span></text:p>
        </text:list-item>
        <text:list-item>
          <text:p text:style-name="P22">Базовое здоровье у монстра</text:p>
        </text:list-item>
      </text:list>
      <text:h text:style-name="P6" text:outline-level="3"><text:span text:style-name="Strong_20_Emphasis"><text:span text:style-name="T2">Урок 10 — Урон и смерть</text:span></text:span></text:h>
      <text:list text:style-name="L10">
        <text:list-item>
          <text:p text:style-name="P23"><text:span text:style-name="T3">При столкновении с монстром: </text:span><text:span text:style-name="Source_20_Text"><text:span text:style-name="T3">health -= damage</text:span></text:span></text:p>
        </text:list-item>
        <text:list-item>
          <text:p text:style-name="P23"><text:span text:style-name="T3">Если </text:span><text:span text:style-name="Source_20_Text"><text:span text:style-name="T3">health &lt;= 0</text:span></text:span><text:span text:style-name="T3"> → надпись «Game Over»</text:span></text:p>
        </text:list-item>
        <text:list-item>
          <text:p text:style-name="P24">Игра останавливается</text:p>
        </text:list-item>
      </text:list>
      <text:h text:style-name="P6" text:outline-level="3"><text:span text:style-name="Strong_20_Emphasis"><text:span text:style-name="T2">Урок 11 — Спавн монстров волнами</text:span></text:span></text:h>
      <text:list text:style-name="L11">
        <text:list-item>
          <text:p text:style-name="P25"><text:span text:style-name="T3">Цикл </text:span><text:span text:style-name="Source_20_Text"><text:span text:style-name="T3">for</text:span></text:span><text:span text:style-name="T3"> для спавна N монстров</text:span></text:p>
        </text:list-item>
        <text:list-item>
          <text:p text:style-name="P25"><text:span text:style-name="Source_20_Text"><text:span text:style-name="T3">waveNumber</text:span></text:span><text:span text:style-name="T3"> растёт со временем</text:span></text:p>
        </text:list-item>
      </text:list>
      <text:h text:style-name="P6" text:outline-level="3"><text:soft-page-break/><text:span text:style-name="Strong_20_Emphasis"><text:span text:style-name="T2">Урок 12 — Случайные банки на карте</text:span></text:span></text:h>
      <text:list text:style-name="L12">
        <text:list-item>
          <text:p text:style-name="P26">Редкий спавн (раз в 30 сек)</text:p>
        </text:list-item>
        <text:list-item>
          <text:p text:style-name="P26">Больше восстановления, чем капли</text:p>
        </text:list-item>
        <text:list-item>
          <text:p text:style-name="P26">Проверка дистанции до игрока</text:p>
        </text:list-item>
      </text:list>
      <text:h text:style-name="P6" text:outline-level="3"><text:span text:style-name="Strong_20_Emphasis"><text:span text:style-name="T2">Урок 13 — Главное меню</text:span></text:span></text:h>
      <text:list text:style-name="L13">
        <text:list-item>
          <text:p text:style-name="P27">Сцена «Menu»</text:p>
        </text:list-item>
        <text:list-item>
          <text:p text:style-name="P27">Кнопка «Начать игру» → загрузка игровой сцены</text:p>
        </text:list-item>
      </text:list>
      <text:h text:style-name="P6" text:outline-level="3"><text:span text:style-name="Strong_20_Emphasis"><text:span text:style-name="T2">Урок 14 — Пауза (ESC)</text:span></text:span></text:h>
      <text:list text:style-name="L14">
        <text:list-item>
          <text:p text:style-name="P28">UI-панель паузы</text:p>
        </text:list-item>
        <text:list-item>
          <text:p text:style-name="P29"><text:span text:style-name="Source_20_Text"><text:span text:style-name="T3">Time.timeScale = 0 / 1</text:span></text:span></text:p>
        </text:list-item>
      </text:list>
      <text:h text:style-name="P6" text:outline-level="3"><text:span text:style-name="Strong_20_Emphasis"><text:span text:style-name="T2">Урок 15 — Звуки</text:span></text:span></text:h>
      <text:list text:style-name="L15">
        <text:list-item>
          <text:p text:style-name="P30">Фоновая музыка</text:p>
        </text:list-item>
        <text:list-item>
          <text:p text:style-name="P30">Звуки: выстрел, спавн, подбор <text:span text:style-name="T11">капель</text:span></text:p>
        </text:list-item>
        <text:list-item>
          <text:p text:style-name="P31"><text:span text:style-name="Source_20_Text"><text:span text:style-name="T3">AudioSource</text:span></text:span></text:p>
        </text:list-item>
      </text:list>
      <text:h text:style-name="P6" text:outline-level="3"><text:span text:style-name="Strong_20_Emphasis"><text:span text:style-name="T2">Урок 16 — </text:span></text:span><text:span text:style-name="Strong_20_Emphasis"><text:span text:style-name="T12">Дороботки</text:span></text:span></text:h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21:13:33.822439600</meta:creation-date>
    <dc:date>2026-01-22T22:15:44.822210000</dc:date>
    <meta:editing-duration>PT37M36S</meta:editing-duration>
    <meta:editing-cycles>28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61" meta:word-count="295" meta:character-count="1667" meta:non-whitespace-character-count="1461"/>
  </office:meta>
</office:document-meta>
</file>